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weight="bold" officeooo:rsid="001c3e51" officeooo:paragraph-rsid="001c3e51" style:font-weight-asian="bold" style:font-weight-complex="bold"/>
    </style:style>
    <style:style style:name="P2" style:family="paragraph" style:parent-style-name="Standard">
      <style:text-properties officeooo:rsid="001c3e51" officeooo:paragraph-rsid="001c3e5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lass declaration format</text:p>
      <text:p text:style-name="P2"/>
      <text:p text:style-name="P2">which contain main method :</text:p>
      <text:p text:style-name="P2"/>
      <text:p text:style-name="P2">public class &lt;ClassName&gt;{</text:p>
      <text:p text:style-name="P2"/>
      <text:p text:style-name="P2">}</text:p>
      <text:p text:style-name="P2"/>
      <text:p text:style-name="P2">which not contain main method :</text:p>
      <text:p text:style-name="P2"/>
      <text:p text:style-name="P2">&lt;public&gt; &lt;class, interface, enum, annotation&gt; &lt;ClassName&gt;{</text:p>
      <text:p text:style-name="P2"/>
      <text:p text:style-name="P2">}</text:p>
      <text:p text:style-name="P2"/>
      <text:p text:style-name="P2"/>
      <text:p text:style-name="P2"/>
      <text:p text:style-name="P1">Variable declaration format</text:p>
      <text:p text:style-name="P2"/>
      <text:p text:style-name="P2">when you have to initialize variable at start :</text:p>
      <text:p text:style-name="P2"/>
      <text:p text:style-name="P2">&lt;modifier&gt; &lt;static, final&gt;optional &lt;returnType&gt; &lt;variableName&gt; = &lt;value&gt;;</text:p>
      <text:p text:style-name="P2"/>
      <text:p text:style-name="P2">when you have no need to initialize variable at start :</text:p>
      <text:p text:style-name="P2"/>
      <text:p text:style-name="P2">&lt;modifier&gt; &lt;static, final&gt;optional &lt;returnType&gt; &lt;variableName&gt;;</text:p>
      <text:p text:style-name="P2"/>
      <text:p text:style-name="P2"/>
      <text:p text:style-name="P2"/>
      <text:p text:style-name="P2"/>
      <text:p text:style-name="P2"><text:span text:style-name="T1">Method declaration format</text:span> </text:p>
      <text:p text:style-name="P2"/>
      <text:p text:style-name="P2">&lt;modifier&gt; &lt;static, final&gt;optional &lt;returnType&gt; &lt;methodName&gt;(&lt;param&gt; ….){</text:p>
      <text:p text:style-name="P2"/>
      <text:p text:style-name="P2">}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0:48:32.071947531</meta:creation-date>
    <dc:date>2025-01-03T21:36:13.049298971</dc:date>
    <meta:editing-duration>PT37M3S</meta:editing-duration>
    <meta:editing-cycles>1</meta:editing-cycles>
    <meta:document-statistic meta:table-count="0" meta:image-count="0" meta:object-count="0" meta:page-count="1" meta:paragraph-count="15" meta:word-count="70" meta:character-count="532" meta:non-whitespace-character-count="476"/>
    <meta:generator>LibreOffice/24.8.2.1$Linux_X86_64 LibreOffice_project/480$Build-1</meta:generator>
  </office:meta>
</office:document-meta>
</file>